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31945"/>
    </style:style>
    <style:style style:name="P2" style:family="paragraph" style:parent-style-name="Standard">
      <style:text-properties officeooo:paragraph-rsid="0024c099"/>
    </style:style>
    <style:style style:name="P3" style:family="paragraph" style:parent-style-name="Standard">
      <style:paragraph-properties fo:text-align="center" style:justify-single-word="false"/>
      <style:text-properties officeooo:paragraph-rsid="00231945"/>
    </style:style>
    <style:style style:name="P4" style:family="paragraph" style:parent-style-name="Standard">
      <style:paragraph-properties fo:text-align="start" style:justify-single-word="false"/>
      <style:text-properties officeooo:paragraph-rsid="00231945"/>
    </style:style>
    <style:style style:name="P5" style:family="paragraph" style:parent-style-name="Standard">
      <style:paragraph-properties fo:text-align="start" style:justify-single-word="false"/>
      <style:text-properties officeooo:paragraph-rsid="0028c365"/>
    </style:style>
    <style:style style:name="P6" style:family="paragraph" style:parent-style-name="Standard">
      <style:paragraph-properties fo:text-align="start" style:justify-single-word="false"/>
      <style:text-properties officeooo:paragraph-rsid="00290897"/>
    </style:style>
    <style:style style:name="P7" style:family="paragraph" style:parent-style-name="Standard">
      <style:paragraph-properties fo:text-align="start" style:justify-single-word="false"/>
      <style:text-properties officeooo:paragraph-rsid="002bba0a"/>
    </style:style>
    <style:style style:name="P8" style:family="paragraph" style:parent-style-name="Standard">
      <style:paragraph-properties fo:text-align="start" style:justify-single-word="false"/>
      <style:text-properties officeooo:paragraph-rsid="002dbb31"/>
    </style:style>
    <style:style style:name="P9" style:family="paragraph" style:parent-style-name="Standard">
      <style:paragraph-properties fo:text-align="start" style:justify-single-word="false"/>
      <style:text-properties officeooo:paragraph-rsid="002f95ed"/>
    </style:style>
    <style:style style:name="P10" style:family="paragraph" style:parent-style-name="Standard">
      <style:paragraph-properties fo:text-align="start" style:justify-single-word="false"/>
      <style:text-properties officeooo:rsid="002dbb31" officeooo:paragraph-rsid="002dbb31"/>
    </style:style>
    <style:style style:name="P11" style:family="paragraph" style:parent-style-name="Standard">
      <style:paragraph-properties fo:text-align="start" style:justify-single-word="false"/>
      <style:text-properties officeooo:rsid="002dbb31" officeooo:paragraph-rsid="002f95ed"/>
    </style:style>
    <style:style style:name="P12" style:family="paragraph" style:parent-style-name="Standard">
      <style:paragraph-properties fo:text-align="start" style:justify-single-word="false"/>
      <style:text-properties officeooo:rsid="002f95ed" officeooo:paragraph-rsid="002f95ed"/>
    </style:style>
    <style:style style:name="T1" style:family="text">
      <style:text-properties officeooo:rsid="00211993"/>
    </style:style>
    <style:style style:name="T2" style:family="text">
      <style:text-properties officeooo:rsid="0021cc22"/>
    </style:style>
    <style:style style:name="T3" style:family="text">
      <style:text-properties officeooo:rsid="00231945"/>
    </style:style>
    <style:style style:name="T4" style:family="text">
      <style:text-properties officeooo:rsid="0024c099"/>
    </style:style>
    <style:style style:name="T5" style:family="text">
      <style:text-properties officeooo:rsid="00254915"/>
    </style:style>
    <style:style style:name="T6" style:family="text">
      <style:text-properties officeooo:rsid="0028c365"/>
    </style:style>
    <style:style style:name="T7" style:family="text">
      <style:text-properties officeooo:rsid="00290897"/>
    </style:style>
    <style:style style:name="T8" style:family="text">
      <style:text-properties officeooo:rsid="002a2660"/>
    </style:style>
    <style:style style:name="T9" style:family="text">
      <style:text-properties officeooo:rsid="002acc75"/>
    </style:style>
    <style:style style:name="T10" style:family="text">
      <style:text-properties officeooo:rsid="002bba0a"/>
    </style:style>
    <style:style style:name="T11" style:family="text">
      <style:text-properties officeooo:rsid="002d037f"/>
    </style:style>
    <style:style style:name="T12" style:family="text">
      <style:text-properties officeooo:rsid="002dbb31"/>
    </style:style>
    <style:style style:name="T13" style:family="text">
      <style:text-properties officeooo:rsid="002f95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No </text:span><text:span text:style-name="T5">início</text:span><text:span text:style-name="T1"> da concepção do projeto, foram observadas possíveis </text:span><text:span text:style-name="T3">linhas</text:span><text:span text:style-name="T1"> </text:span><text:span text:style-name="T2">de </text:span><text:span text:style-name="T5">ônibus</text:span><text:span text:style-name="T1"> que servir</text:span><text:span text:style-name="T3">i</text:span><text:span text:style-name="T1">am para a simulação do problema, para escolher </text:span><text:span text:style-name="T3">a rota</text:span><text:span text:style-name="T1"> fo</text:span><text:span text:style-name="T2">ram</text:span><text:span text:style-name="T1"> analisado</text:span><text:span text:style-name="T2">s</text:span><text:span text:style-name="T1"> o tempo </text:span><text:span text:style-name="T5">médio</text:span><text:span text:style-name="T1"> gasto para percorrer o trajeto feito atualmente, distancia percorrida </text:span><text:span text:style-name="T2">e </text:span><text:span text:style-name="T1">cobertura do maior </text:span><text:span text:style-name="T5">número</text:span><text:span text:style-name="T1"> possível de pontos de </text:span><text:span text:style-name="T2">parada</text:span><text:span text:style-name="T1"> e ruas. <text:s/></text:span><text:span text:style-name="T2">Para a coleta dos dados foram utilizados os sites da AutoTrans/MeuBus para analisar as linhas de </text:span><text:span text:style-name="T5">ônibus</text:span><text:span text:style-name="T2"> e o Google Maps para ver quais ruas/pontos/bairros seriam circulad</text:span><text:span text:style-name="T3">o</text:span><text:span text:style-name="T2">s, suas respectivas </text:span><text:span text:style-name="T5">distâncias</text:span><text:span text:style-name="T2"> e o tempo gasto para fazer o itinerário. </text:span><text:span text:style-name="T3">Por fim teve se que a linha Lavrinhas/Centro de Lavras como a escolhida.</text:span></text:p>
      <text:p text:style-name="P2"><text:tab/><text:span text:style-name="T3">Com a rota escolhida, foi feita a modelagem de um grafo ponderado e direcionado com base no mapa, tentando cobrir o maior </text:span><text:span text:style-name="T5">número</text:span><text:span text:style-name="T3"> possível de ruas e pontos de </text:span><text:span text:style-name="T5">ônibus.</text:span><text:span text:style-name="T3"> </text:span><text:span text:style-name="T4">Para representar as arestas foi se utilizada as ruas e para seus respectivos pesos as </text:span><text:span text:style-name="T5">distâncias</text:span><text:span text:style-name="T4"> entre os </text:span><text:span text:style-name="T5">vértices</text:span><text:span text:style-name="T4">, esses que são representados por esquinas e cruzamentos.</text:span></text:p>
      <text:p text:style-name="P2"><text:span text:style-name="T4"><text:tab/>Para encontrar a solução </text:span><text:span text:style-name="T5">ideal</text:span><text:span text:style-name="T4"> do problema, que é a menor rota entre dois pontos, foi se utilizado o Algoritmo de Dijikstra, </text:span><text:span text:style-name="T5">que calcula com base nos pesos das arestas o menor caminho entre dois vértices, e com o resultado em mão é impresso as ruas percorridas e as distâncias de cada um dos pontos que são circulados até cobrir toda a rota e mostrando a distância total percorrida em quilômetros e metros, para então ser feita a análise e descobrir que se há um percursos mais eficiente que o atual.</text:span></text:p>
      <text:p text:style-name="P1"><text:span text:style-name="T2"><text:s/></text:span></text:p>
      <text:p text:style-name="P1"/>
      <text:p text:style-name="P5"><text:span text:style-name="T6">FORÇAS E </text:span><text:span text:style-name="T10">F</text:span><text:span text:style-name="T6">RAQUEZAS</text:span></text:p>
      <text:p text:style-name="P5"/>
      <text:p text:style-name="P6"><text:tab/><text:span text:style-name="T6">O programa consegue calcular qualquer </text:span><text:span text:style-name="T7">distância</text:span><text:span text:style-name="T6"> entre quaisquer pontos mapeados do map</text:span><text:span text:style-name="T7">a que compreende a </text:span><text:span text:style-name="T9">área</text:span><text:span text:style-name="T7"> do centro de Lavras, retornando a menor distância entre eles</text:span></text:p>
      <text:p text:style-name="P6"/>
      <text:p text:style-name="P7"><text:span text:style-name="T7"><text:tab/></text:span><text:span text:style-name="T8">Com base nos dados obtidos o </text:span><text:span text:style-name="T7"><text:s/>programa calcula a rota que abrange a linha Lavrinhas</text:span></text:p>
      <text:p text:style-name="P7"><text:span text:style-name="T7">/Centro e retorna um caminho menor </text:span><text:span text:style-name="T8">e mais eficiente</text:span><text:span text:style-name="T7"> do que é utilizado atualmente, </text:span><text:span text:style-name="T8">além disso dado dois pontos</text:span><text:span text:style-name="T7"> </text:span><text:span text:style-name="T8">entre aqueles compreendidos pelo grafo que representa a região do centro de Lavras ele calcula a menor </text:span><text:span text:style-name="T9">distância</text:span><text:span text:style-name="T8"> mostrando as ruas percorridas, o problema é que o algorit</text:span><text:span text:style-name="T9">mo é limitado p</text:span><text:span text:style-name="T10">or essa area</text:span><text:span text:style-name="T9">, conseguindo encontrar soluções</text:span><text:span text:style-name="T8"> apenas para os pontos e ruas que o grafo abrange, </text:span><text:span text:style-name="T10">além disso a coleta dos dados é feita de forma demorada, onde deve ser analisado <text:s/>o mapa da região explorada no Google Maps e inserindo em uma arquivo texto para por fim ser manipulado pelo programa. </text:span></text:p>
      <text:p text:style-name="P6"><text:tab/><text:span text:style-name="T10">Uma solução para este problema seria um algoritmo que a partir do mapa fornecido, possa interpretar e moldar o grafo, fazendo com que o programa pudesse </text:span><text:span text:style-name="T11">calcular quaisquer rota em qualquer situação.</text:span></text:p>
      <text:p text:style-name="P3"/>
      <text:p text:style-name="P3"/>
      <text:p text:style-name="P3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2"><text:tab/>Com base nos dados adquiridos no mapa da área selecionada, foi </text:span><text:span text:style-name="T13">escrito</text:span><text:span text:style-name="T12"> um arquivo do tipo texto que contem as informações necessárias para modelar o grafo, tais entradas foram inseridas da seguinte forma:</text:span></text:p>
      <text:p text:style-name="P8"><text:tab/></text:p>
      <text:p text:style-name="P8"><text:tab/>1,0,Rua Monsenhor Aureliano,96,</text:p>
      <text:p text:style-name="P4"><text:tab/>1,2,Rua Monsenhor Aureliano,106,</text:p>
      <text:p text:style-name="P4"><text:tab/>2,3,Rua Monsenhor Aureliano,125,</text:p>
      <text:p text:style-name="P4"/>
      <text:p text:style-name="P10">Em cada linha <text:span text:style-name="T13">esta contido</text:span> dois números que representam o vértice origem e o destino, em seguida o nome da rua e a distância entre os dois vértices<text:span text:style-name="T13">, ao ler o arquivo em esta contida as informações o programa gera o grafo.</text:span></text:p>
      <text:p text:style-name="P10"/>
      <text:p text:style-name="P11"><text:tab/><text:span text:style-name="T13">Como entrada para as rotas a serem calculadas é utilizado outro arquivo do tipo texto contendo a representação de cada aresta percorrida, tais arestas são escritas com base nos dados coletados inicialmente da seguinte forma:</text:span></text:p>
      <text:p text:style-name="P11"><text:span text:style-name="T13"><text:tab/></text:span></text:p>
      <text:p text:style-name="P11"><text:span text:style-name="T13"><text:tab/>112,120,</text:span></text:p>
      <text:p text:style-name="P11"><text:span text:style-name="T13"><text:tab/>120,121,</text:span></text:p>
      <text:p text:style-name="P11"><text:span text:style-name="T13"><text:tab/>121,123, </text:span></text:p>
      <text:p text:style-name="P11"/>
      <text:p text:style-name="P12">Em cada linha esta contido dois números que representam respectivamente o vértice de origem e destino de cada aresta, sendo que o primeiro número simboliza o início da rota, e o último o fim del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2T17:29:23.280000000</meta:creation-date>
    <dc:date>2020-08-23T00:05:27.832000000</dc:date>
    <meta:editing-duration>PT2H10M14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22" meta:word-count="582" meta:character-count="3506" meta:non-whitespace-character-count="2919"/>
  </office:meta>
</office:document-meta>
</file>